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vri" svg:font-family="Calivri"/>
    <style:font-face style:name="DIN Next LT Pro Condensed" svg:font-family="'DIN Next LT Pro Condensed'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fo:background-color="#ffffff" style:font-size-asian="12pt" style:font-size-complex="12pt"/>
    </style:style>
    <style:style style:name="P2" style:family="paragraph" style:parent-style-name="Text_20_body">
      <style:text-properties style:font-name="Calibri" fo:font-size="12pt" officeooo:rsid="000e0f7c" officeooo:paragraph-rsid="000e0f7c" fo:background-color="#ffffff" style:font-size-asian="12pt" style:font-size-complex="12pt"/>
    </style:style>
    <style:style style:name="P3" style:family="paragraph" style:parent-style-name="Text_20_body">
      <style:paragraph-properties fo:line-height="100%"/>
      <style:text-properties style:font-name="Calibri" fo:font-size="12pt" officeooo:paragraph-rsid="0012e8c5" fo:background-color="#ffffff" style:font-size-asian="12pt" style:font-size-complex="12pt"/>
    </style:style>
    <style:style style:name="P4" style:family="paragraph" style:parent-style-name="Standard">
      <style:text-properties officeooo:rsid="000e0f7c" officeooo:paragraph-rsid="000e0f7c"/>
    </style:style>
    <style:style style:name="P5" style:family="paragraph" style:parent-style-name="Standard">
      <style:text-properties officeooo:rsid="000fc454" officeooo:paragraph-rsid="000fc454"/>
    </style:style>
    <style:style style:name="P6" style:family="paragraph" style:parent-style-name="Standard">
      <style:text-properties officeooo:rsid="000fc454" officeooo:paragraph-rsid="0011af74"/>
    </style:style>
    <style:style style:name="P7" style:family="paragraph" style:parent-style-name="Standard">
      <style:text-properties style:font-name="Calibri" fo:font-size="12pt" officeooo:rsid="000e0f7c" officeooo:paragraph-rsid="000e0f7c" style:font-size-asian="12pt" style:font-size-complex="12pt"/>
    </style:style>
    <style:style style:name="T1" style:family="text">
      <style:text-properties officeooo:rsid="000e0f7c"/>
    </style:style>
    <style:style style:name="T2" style:family="text">
      <style:text-properties style:font-name="DIN Next LT Pro Condensed" fo:font-size="16pt"/>
    </style:style>
    <style:style style:name="T3" style:family="text">
      <style:text-properties style:font-name="DIN Next LT Pro Condensed" fo:font-size="20pt"/>
    </style:style>
    <style:style style:name="T4" style:family="text">
      <style:text-properties fo:font-size="16pt"/>
    </style:style>
    <style:style style:name="T5" style:family="text">
      <style:text-properties fo:color="#7c7c7c"/>
    </style:style>
    <style:style style:name="T6" style:family="text">
      <style:text-properties fo:color="#7c7c7c" style:font-name="DIN Next LT Pro Condensed" fo:font-size="16pt"/>
    </style:style>
    <style:style style:name="T7" style:family="text">
      <style:text-properties fo:color="#7c7c7c" style:font-name="DIN Next LT Pro Condensed" fo:font-size="20pt"/>
    </style:style>
    <style:style style:name="T8" style:family="text">
      <style:text-properties fo:color="#7c7c7c" fo:font-size="16pt"/>
    </style:style>
    <style:style style:name="T9" style:family="text">
      <style:text-properties fo:color="#7c7c7c" fo:font-size="20pt"/>
    </style:style>
    <style:style style:name="T10" style:family="text">
      <style:text-properties fo:color="#7c7c7c" officeooo:rsid="000e0f7c"/>
    </style:style>
    <style:style style:name="T11" style:family="text">
      <style:text-properties fo:color="#7c7c7c" officeooo:rsid="0012e8c5"/>
    </style:style>
    <style:style style:name="T12" style:family="text">
      <style:text-properties fo:font-size="20pt"/>
    </style:style>
    <style:style style:name="T13" style:family="text">
      <style:text-properties officeooo:rsid="00116bb6"/>
    </style:style>
    <style:style style:name="T14" style:family="text">
      <style:text-properties officeooo:rsid="0011af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</text:p>
      <text:p text:style-name="P4"/>
      <text:p text:style-name="P4">Product Owner : Robin</text:p>
      <text:p text:style-name="P4">Scrum Master : Tanguy</text:p>
      <text:p text:style-name="P4">Equipe dev : Kévin, Robin, Tanguy</text:p>
      <text:p text:style-name="P4">Parties prenantes : Aston</text:p>
      <text:p text:style-name="P4">Coach : Marc</text:p>
      <text:p text:style-name="P4"/>
      <text:p text:style-name="P4"/>
      <text:p text:style-name="P4">Description du produit <text:span text:style-name="T13">(page 158 diapo)</text:span>:</text:p>
      <text:p text:style-name="P4"/>
      <text:p text:style-name="P5">- Users Stories (<text:span text:style-name="T1">cf Users_Stories.odt</text:span>)</text:p>
      <text:p text:style-name="P6">- Représentation de l’architecture <text:span text:style-name="T14">(</text:span>cf Priorities.odt<text:span text:style-name="T14">)</text:span></text:p>
      <text:p text:style-name="P5">- Maquettes IHM (MarvelApp)</text:p>
      <text:p text:style-name="P5">- Document de vision</text:p>
      <text:p text:style-name="P5">- Backlogs</text:p>
      <text:p text:style-name="P5"/>
      <text:p text:style-name="P5"/>
      <text:p text:style-name="P3"><text:span text:style-name="T1">Description de l’organisation du projet </text:span><text:span text:style-name="T10">Nom des membres<text:line-break/>Processus de développement<text:line-break/>Règles de travail </text:span></text:p>
      <text:p text:style-name="P3"><text:span text:style-name="T5">Définition du "Terminé" ou "Done" </text:span></text:p>
      <text:p text:style-name="P7"/>
      <text:p text:style-name="P2">Organisation opérationnelle du projet <text:span text:style-name="T5">Task board (Kanban)<text:line-break/>Courbes d’avancement projet<text:line-break/>Jalons projet </text:span></text:p>
      <text:p text:style-name="P1"><text:span text:style-name="T5">Tableau des risques, problèmes et incidents Idées d’amélioration </text:span></text:p>
      <text:p text:style-name="P7"/>
      <text:p text:style-name="P2">Vision de l’ascenseur<text:line-break/><text:span text:style-name="T5">Pour (clients)<text:line-break/>Qui (font quelque chose </text:span><text:span text:style-name="T11">→</text:span><text:span text:style-name="T5"> i.e. opportunité du projet)<text:line-break/>Le (nom du projet/produit) est un (catégorie du produit) Qui (bénéfice premier, raison primordiale de l’utiliser) Contrairement à (version précédente, produit concurrent) Notre projet/produit (argument choc de différenciation)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vri" svg:font-family="Calivri"/>
    <style:font-face style:name="DIN Next LT Pro Condensed" svg:font-family="'DIN Next LT Pro Condensed'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4:50:23.530791209</meta:creation-date>
    <dc:date>2018-05-15T15:45:11.888388255</dc:date>
    <meta:editing-duration>PT44M22S</meta:editing-duration>
    <meta:editing-cycles>4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7" meta:word-count="130" meta:character-count="925" meta:non-whitespace-character-count="807"/>
  </office:meta>
</office:document-meta>
</file>